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Initializer( String initializerClassName , @ Nullable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itialize( C applicationContext , String ... initializerClass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InitializerClasses( String ... initializer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